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16.681cm" svg:y="7.508cm">
            <draw:object draw:notify-on-update-of-ranges="Feuille1.A1:Feuille1.A1 Feuille1.B1:Feuille1.J1 Feuille1.A2:Feuille1.A2 Feuille1.B2:Feuille1.J2 Feuille1.A3:Feuille1.A3 Feuille1.B3:Feuille1.J3 Feuille1.A4:Feuille1.A4 Feuille1.B4:Feuille1.J4 Feuille1.A5:Feuille1.A5 Feuille1.B5:Feuille1.J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0cm" svg:y="7.418cm">
            <draw:object draw:notify-on-update-of-ranges="Feuille1.A1:Feuille1.A1 Feuille1.B1:Feuille1.J1 Feuille1.A13:Feuille1.A13 Feuille1.B13:Feuille1.J13 Feuille1.A14:Feuille1.A14 Feuille1.B14:Feuille1.J14 Feuille1.A15:Feuille1.A15 Feuille1.B15:Feuille1.J15 Feuille1.D19:Feuille1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>
            <text:p>Seuil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6</text:p>
          </table:table-cell>
          <table:table-cell office:value-type="string">
            <text:p>0.7</text:p>
          </table:table-cell>
          <table:table-cell office:value-type="string">
            <text:p>0.8</text:p>
          </table:table-cell>
          <table:table-cell office:value-type="string">
            <text:p>0.9</text:p>
          </table:table-cell>
          <table:table-cell table:number-columns-repeated="2"/>
          <table:table-cell office:value-type="string">
            <text:p>0.0</text:p>
          </table:table-cell>
        </table:table-row>
        <table:table-row table:style-name="ro1">
          <table:table-cell office:value-type="string">
            <text:p>True positif</text:p>
          </table:table-cell>
          <table:table-cell table:style-name="ce2" office:value-type="float" office:value="2837">
            <text:p>2837</text:p>
          </table:table-cell>
          <table:table-cell table:style-name="ce2" office:value-type="float" office:value="2765">
            <text:p>2765</text:p>
          </table:table-cell>
          <table:table-cell table:style-name="ce2" office:value-type="float" office:value="2662">
            <text:p>2662</text:p>
          </table:table-cell>
          <table:table-cell table:style-name="ce2" office:value-type="float" office:value="2617">
            <text:p>2617</text:p>
          </table:table-cell>
          <table:table-cell table:style-name="ce2" office:value-type="float" office:value="2533">
            <text:p>2533</text:p>
          </table:table-cell>
          <table:table-cell table:style-name="ce2" office:value-type="float" office:value="2405">
            <text:p>2405</text:p>
          </table:table-cell>
          <table:table-cell table:style-name="ce2" office:value-type="float" office:value="2231">
            <text:p>2231</text:p>
          </table:table-cell>
          <table:table-cell table:style-name="ce2" office:value-type="float" office:value="2076">
            <text:p>2076</text:p>
          </table:table-cell>
          <table:table-cell table:style-name="ce2" office:value-type="float" office:value="1947">
            <text:p>1947</text:p>
          </table:table-cell>
          <table:table-cell table:style-name="ce2"/>
          <table:table-cell/>
          <table:table-cell table:style-name="ce2" office:value-type="float" office:value="2938">
            <text:p>2938</text:p>
          </table:table-cell>
        </table:table-row>
        <table:table-row table:style-name="ro1">
          <table:table-cell office:value-type="string">
            <text:p>False negative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373">
            <text:p>373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699">
            <text:p>699</text:p>
          </table:table-cell>
          <table:table-cell table:style-name="ce2" office:value-type="float" office:value="824">
            <text:p>824</text:p>
          </table:table-cell>
          <table:table-cell table:style-name="ce2" office:value-type="float" office:value="936">
            <text:p>936</text:p>
          </table:table-cell>
          <table:table-cell table:style-name="ce2"/>
          <table:table-cell/>
          <table:table-cell table:style-name="ce2" office:value-type="float" office:value="200">
            <text:p>200</text:p>
          </table:table-cell>
        </table:table-row>
        <table:table-row table:style-name="ro1">
          <table:table-cell office:value-type="string">
            <text:p>False postive</text:p>
          </table:table-cell>
          <table:table-cell table:style-name="ce2" office:value-type="float" office:value="6633">
            <text:p>6633</text:p>
          </table:table-cell>
          <table:table-cell table:style-name="ce2" office:value-type="float" office:value="3590">
            <text:p>3590</text:p>
          </table:table-cell>
          <table:table-cell table:style-name="ce2" office:value-type="float" office:value="1656">
            <text:p>1656</text:p>
          </table:table-cell>
          <table:table-cell table:style-name="ce2" office:value-type="float" office:value="1309">
            <text:p>1309</text:p>
          </table:table-cell>
          <table:table-cell table:style-name="ce2" office:value-type="float" office:value="1141">
            <text:p>1141</text:p>
          </table:table-cell>
          <table:table-cell table:style-name="ce2" office:value-type="float" office:value="914">
            <text:p>914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264">
            <text:p>264</text:p>
          </table:table-cell>
          <table:table-cell table:style-name="ce2"/>
          <table:table-cell/>
          <table:table-cell table:style-name="ce2" office:value-type="float" office:value="21341">
            <text:p>21341</text:p>
          </table:table-cell>
        </table:table-row>
        <table:table-row table:style-name="ro1">
          <table:table-cell table:style-name="ce1" office:value-type="string">
            <text:p>Total Retourné</text:p>
          </table:table-cell>
          <table:table-cell table:formula="of:=[.B2]+[.B4]" office:value-type="float" office:value="9470">
            <text:p>9470</text:p>
          </table:table-cell>
          <table:table-cell table:formula="of:=[.C2]+[.C4]" office:value-type="float" office:value="6355">
            <text:p>6355</text:p>
          </table:table-cell>
          <table:table-cell table:formula="of:=[.D2]+[.D4]" office:value-type="float" office:value="4318">
            <text:p>4318</text:p>
          </table:table-cell>
          <table:table-cell table:formula="of:=[.E2]+[.E4]" office:value-type="float" office:value="3926">
            <text:p>3926</text:p>
          </table:table-cell>
          <table:table-cell table:formula="of:=[.F2]+[.F4]" office:value-type="float" office:value="3674">
            <text:p>3674</text:p>
          </table:table-cell>
          <table:table-cell table:formula="of:=[.G2]+[.G4]" office:value-type="float" office:value="3319">
            <text:p>3319</text:p>
          </table:table-cell>
          <table:table-cell table:formula="of:=[.H2]+[.H4]" office:value-type="float" office:value="2894">
            <text:p>2894</text:p>
          </table:table-cell>
          <table:table-cell table:formula="of:=[.I2]+[.I4]" office:value-type="float" office:value="2492">
            <text:p>2492</text:p>
          </table:table-cell>
          <table:table-cell table:formula="of:=[.J2]+[.J4]" office:value-type="float" office:value="2211">
            <text:p>2211</text:p>
          </table:table-cell>
          <table:table-cell table:number-columns-repeated="2"/>
          <table:table-cell table:formula="of:=SUM([.M2:.M4])" office:value-type="float" office:value="24479">
            <text:p>24479</text:p>
          </table:table-cell>
        </table:table-row>
        <table:table-row table:style-name="ro2">
          <table:table-cell table:style-name="ce1" office:value-type="string">
            <text:p>Nb doc classe i</text:p>
          </table:table-cell>
          <table:table-cell table:formula="of:=[.B2]+[.B3]" office:value-type="float" office:value="3097">
            <text:p>3097</text:p>
          </table:table-cell>
          <table:table-cell table:formula="of:=[.C2]+[.C3]" office:value-type="float" office:value="3078">
            <text:p>3078</text:p>
          </table:table-cell>
          <table:table-cell table:formula="of:=[.D2]+[.D3]" office:value-type="float" office:value="3035">
            <text:p>3035</text:p>
          </table:table-cell>
          <table:table-cell table:formula="of:=[.E2]+[.E3]" office:value-type="float" office:value="3023">
            <text:p>3023</text:p>
          </table:table-cell>
          <table:table-cell table:formula="of:=[.F2]+[.F3]" office:value-type="float" office:value="2995">
            <text:p>2995</text:p>
          </table:table-cell>
          <table:table-cell table:formula="of:=[.G2]+[.G3]" office:value-type="float" office:value="2968">
            <text:p>2968</text:p>
          </table:table-cell>
          <table:table-cell table:formula="of:=[.H2]+[.H3]" office:value-type="float" office:value="2930">
            <text:p>2930</text:p>
          </table:table-cell>
          <table:table-cell table:formula="of:=[.I2]+[.I3]" office:value-type="float" office:value="2900">
            <text:p>2900</text:p>
          </table:table-cell>
          <table:table-cell table:formula="of:=[.J2]+[.J3]" office:value-type="float" office:value="2883">
            <text:p>2883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True positif</text:p>
          </table:table-cell>
          <table:table-cell table:style-name="ce3" table:formula="of:=[.B2]/[.B$5]" office:value-type="percentage" office:value="0.299577613516367">
            <text:p>29,96%</text:p>
          </table:table-cell>
          <table:table-cell table:style-name="ce3" table:formula="of:=[.C2]/[.C$5]" office:value-type="percentage" office:value="0.435090479937057">
            <text:p>43,51%</text:p>
          </table:table-cell>
          <table:table-cell table:style-name="ce3" table:formula="of:=[.D2]/[.D$5]" office:value-type="percentage" office:value="0.616489115331172">
            <text:p>61,65%</text:p>
          </table:table-cell>
          <table:table-cell table:style-name="ce3" table:formula="of:=[.E2]/[.E$5]" office:value-type="percentage" office:value="0.666581762608253">
            <text:p>66,66%</text:p>
          </table:table-cell>
          <table:table-cell table:style-name="ce3" table:formula="of:=[.F2]/[.F$5]" office:value-type="percentage" office:value="0.689439303211758">
            <text:p>68,94%</text:p>
          </table:table-cell>
          <table:table-cell table:style-name="ce3" table:formula="of:=[.G2]/[.G$5]" office:value-type="percentage" office:value="0.724615848147032">
            <text:p>72,46%</text:p>
          </table:table-cell>
          <table:table-cell table:style-name="ce3" table:formula="of:=[.H2]/[.H$5]" office:value-type="percentage" office:value="0.770905321354527">
            <text:p>77,09%</text:p>
          </table:table-cell>
          <table:table-cell table:style-name="ce3" table:formula="of:=[.I2]/[.I$5]" office:value-type="percentage" office:value="0.833065810593901">
            <text:p>83,31%</text:p>
          </table:table-cell>
          <table:table-cell table:style-name="ce3" table:formula="of:=[.J2]/[.J$5]" office:value-type="percentage" office:value="0.880597014925373">
            <text:p>88,06%</text:p>
          </table:table-cell>
          <table:table-cell table:number-columns-repeated="2"/>
          <table:table-cell table:style-name="ce3" table:formula="of:=[.M2]/[.M$5]" office:value-type="percentage" office:value="0.120021242697823">
            <text:p>12,00%</text:p>
          </table:table-cell>
        </table:table-row>
        <table:table-row table:style-name="ro1">
          <table:table-cell office:value-type="string">
            <text:p>False negative</text:p>
          </table:table-cell>
          <table:table-cell table:style-name="ce3" table:formula="of:=[.B3]/[.B$5]" office:value-type="percentage" office:value="0.027455121436114">
            <text:p>2,75%</text:p>
          </table:table-cell>
          <table:table-cell table:style-name="ce3" table:formula="of:=[.C3]/[.C$5]" office:value-type="percentage" office:value="0.0492525570416995">
            <text:p>4,93%</text:p>
          </table:table-cell>
          <table:table-cell table:style-name="ce3" table:formula="of:=[.D3]/[.D$5]" office:value-type="percentage" office:value="0.086382584529875">
            <text:p>8,64%</text:p>
          </table:table-cell>
          <table:table-cell table:style-name="ce3" table:formula="of:=[.E3]/[.E$5]" office:value-type="percentage" office:value="0.103413143148242">
            <text:p>10,34%</text:p>
          </table:table-cell>
          <table:table-cell table:style-name="ce3" table:formula="of:=[.F3]/[.F$5]" office:value-type="percentage" office:value="0.125748502994012">
            <text:p>12,57%</text:p>
          </table:table-cell>
          <table:table-cell table:style-name="ce3" table:formula="of:=[.G3]/[.G$5]" office:value-type="percentage" office:value="0.169629406447725">
            <text:p>16,96%</text:p>
          </table:table-cell>
          <table:table-cell table:style-name="ce3" table:formula="of:=[.H3]/[.H$5]" office:value-type="percentage" office:value="0.241534208707671">
            <text:p>24,15%</text:p>
          </table:table-cell>
          <table:table-cell table:style-name="ce3" table:formula="of:=[.I3]/[.I$5]" office:value-type="percentage" office:value="0.330658105939005">
            <text:p>33,07%</text:p>
          </table:table-cell>
          <table:table-cell table:style-name="ce3" table:formula="of:=[.J3]/[.J$5]" office:value-type="percentage" office:value="0.423337856173677">
            <text:p>42,33%</text:p>
          </table:table-cell>
          <table:table-cell table:number-columns-repeated="2"/>
          <table:table-cell table:style-name="ce3" table:formula="of:=[.M3]/[.M$5]" office:value-type="percentage" office:value="0.00817026839331672">
            <text:p>0,82%</text:p>
          </table:table-cell>
        </table:table-row>
        <table:table-row table:style-name="ro1">
          <table:table-cell office:value-type="string">
            <text:p>False postive</text:p>
          </table:table-cell>
          <table:table-cell table:style-name="ce3" table:formula="of:=[.B4]/[.B$5]" office:value-type="percentage" office:value="0.700422386483633">
            <text:p>70,04%</text:p>
          </table:table-cell>
          <table:table-cell table:style-name="ce3" table:formula="of:=[.C4]/[.C$5]" office:value-type="percentage" office:value="0.564909520062943">
            <text:p>56,49%</text:p>
          </table:table-cell>
          <table:table-cell table:style-name="ce3" table:formula="of:=[.D4]/[.D$5]" office:value-type="percentage" office:value="0.383510884668828">
            <text:p>38,35%</text:p>
          </table:table-cell>
          <table:table-cell table:style-name="ce3" table:formula="of:=[.E4]/[.E$5]" office:value-type="percentage" office:value="0.333418237391747">
            <text:p>33,34%</text:p>
          </table:table-cell>
          <table:table-cell table:style-name="ce3" table:formula="of:=[.F4]/[.F$5]" office:value-type="percentage" office:value="0.310560696788242">
            <text:p>31,06%</text:p>
          </table:table-cell>
          <table:table-cell table:style-name="ce3" table:formula="of:=[.G4]/[.G$5]" office:value-type="percentage" office:value="0.275384151852968">
            <text:p>27,54%</text:p>
          </table:table-cell>
          <table:table-cell table:style-name="ce3" table:formula="of:=[.H4]/[.H$5]" office:value-type="percentage" office:value="0.229094678645473">
            <text:p>22,91%</text:p>
          </table:table-cell>
          <table:table-cell table:style-name="ce3" table:formula="of:=[.I4]/[.I$5]" office:value-type="percentage" office:value="0.1669341894061">
            <text:p>16,69%</text:p>
          </table:table-cell>
          <table:table-cell table:style-name="ce3" table:formula="of:=[.J4]/[.J$5]" office:value-type="percentage" office:value="0.119402985074627">
            <text:p>11,94%</text:p>
          </table:table-cell>
          <table:table-cell table:number-columns-repeated="2"/>
          <table:table-cell table:style-name="ce3" table:formula="of:=[.M4]/[.M$5]" office:value-type="percentage" office:value="0.871808488908861">
            <text:p>87,18%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appel</text:p>
          </table:table-cell>
          <table:table-cell table:style-name="ce4" table:formula="of:=[.B2]/[.B6]" office:value-type="float" office:value="0.916047788182112">
            <text:p>0,9160477882</text:p>
          </table:table-cell>
          <table:table-cell table:style-name="ce4" table:formula="of:=[.C2]/[.C6]" office:value-type="float" office:value="0.898310591293047">
            <text:p>0,8983105913</text:p>
          </table:table-cell>
          <table:table-cell table:style-name="ce4" table:formula="of:=[.D2]/[.D6]" office:value-type="float" office:value="0.877100494233937">
            <text:p>0,8771004942</text:p>
          </table:table-cell>
          <table:table-cell table:style-name="ce4" table:formula="of:=[.E2]/[.E6]" office:value-type="float" office:value="0.865696328150844">
            <text:p>0,8656963282</text:p>
          </table:table-cell>
          <table:table-cell table:style-name="ce4" table:formula="of:=[.F2]/[.F6]" office:value-type="float" office:value="0.845742904841402">
            <text:p>0,8457429048</text:p>
          </table:table-cell>
          <table:table-cell table:style-name="ce4" table:formula="of:=[.G2]/[.G6]" office:value-type="float" office:value="0.810309973045822">
            <text:p>0,810309973</text:p>
          </table:table-cell>
          <table:table-cell table:style-name="ce4" table:formula="of:=[.H2]/[.H6]" office:value-type="float" office:value="0.761433447098976">
            <text:p>0,7614334471</text:p>
          </table:table-cell>
          <table:table-cell table:style-name="ce4" table:formula="of:=[.I2]/[.I6]" office:value-type="float" office:value="0.715862068965517">
            <text:p>0,715862069</text:p>
          </table:table-cell>
          <table:table-cell table:style-name="ce4" table:formula="of:=[.J2]/[.J6]" office:value-type="float" office:value="0.675338189386056">
            <text:p>0,6753381894</text:p>
          </table:table-cell>
          <table:table-cell table:number-columns-repeated="3"/>
        </table:table-row>
        <table:table-row table:style-name="ro1">
          <table:table-cell office:value-type="string">
            <text:p>Précision</text:p>
          </table:table-cell>
          <table:table-cell table:style-name="ce4" table:formula="of:=[.B2]/[.B5]" office:value-type="float" office:value="0.299577613516367">
            <text:p>0,2995776135</text:p>
          </table:table-cell>
          <table:table-cell table:style-name="ce4" table:formula="of:=[.C2]/[.C5]" office:value-type="float" office:value="0.435090479937057">
            <text:p>0,4350904799</text:p>
          </table:table-cell>
          <table:table-cell table:style-name="ce4" table:formula="of:=[.D2]/[.D5]" office:value-type="float" office:value="0.616489115331172">
            <text:p>0,6164891153</text:p>
          </table:table-cell>
          <table:table-cell table:style-name="ce4" table:formula="of:=[.E2]/[.E5]" office:value-type="float" office:value="0.666581762608253">
            <text:p>0,6665817626</text:p>
          </table:table-cell>
          <table:table-cell table:style-name="ce4" table:formula="of:=[.F2]/[.F5]" office:value-type="float" office:value="0.689439303211758">
            <text:p>0,6894393032</text:p>
          </table:table-cell>
          <table:table-cell table:style-name="ce4" table:formula="of:=[.G2]/[.G5]" office:value-type="float" office:value="0.724615848147032">
            <text:p>0,7246158481</text:p>
          </table:table-cell>
          <table:table-cell table:style-name="ce4" table:formula="of:=[.H2]/[.H5]" office:value-type="float" office:value="0.770905321354527">
            <text:p>0,7709053214</text:p>
          </table:table-cell>
          <table:table-cell table:style-name="ce4" table:formula="of:=[.I2]/[.I5]" office:value-type="float" office:value="0.833065810593901">
            <text:p>0,8330658106</text:p>
          </table:table-cell>
          <table:table-cell table:style-name="ce4" table:formula="of:=[.J2]/[.J5]" office:value-type="float" office:value="0.880597014925373">
            <text:p>0,8805970149</text:p>
          </table:table-cell>
          <table:table-cell table:number-columns-repeated="3"/>
        </table:table-row>
        <table:table-row table:style-name="ro1">
          <table:table-cell office:value-type="string">
            <text:p>F-mesure</text:p>
          </table:table-cell>
          <table:table-cell table:formula="of:=(2*[.B14]*[.B13])/([.B14]+[.B13])" office:value-type="float" office:value="0.451499960213257">
            <text:p>0,4514999602</text:p>
          </table:table-cell>
          <table:table-cell table:formula="of:=(2*[.C14]*[.C13])/([.C14]+[.C13])" office:value-type="float" office:value="0.586239796459239">
            <text:p>0,5862397965</text:p>
          </table:table-cell>
          <table:table-cell table:formula="of:=(2*[.D14]*[.D13])/([.D14]+[.D13])" office:value-type="float" office:value="0.72405820753434">
            <text:p>0,7240582075</text:p>
          </table:table-cell>
          <table:table-cell table:formula="of:=(2*[.E14]*[.E13])/([.E14]+[.E13])" office:value-type="float" office:value="0.753201899553893">
            <text:p>0,7532018996</text:p>
          </table:table-cell>
          <table:table-cell table:formula="of:=(2*[.F14]*[.F13])/([.F14]+[.F13])" office:value-type="float" office:value="0.759634128055181">
            <text:p>0,7596341281</text:p>
          </table:table-cell>
          <table:table-cell table:formula="of:=(2*[.G14]*[.G13])/([.G14]+[.G13])" office:value-type="float" office:value="0.765070780976618">
            <text:p>0,765070781</text:p>
          </table:table-cell>
          <table:table-cell table:formula="of:=(2*[.H14]*[.H13])/([.H14]+[.H13])" office:value-type="float" office:value="0.76614010989011">
            <text:p>0,7661401099</text:p>
          </table:table-cell>
          <table:table-cell table:formula="of:=(2*[.I14]*[.I13])/([.I14]+[.I13])" office:value-type="float" office:value="0.770029673590505">
            <text:p>0,7700296736</text:p>
          </table:table-cell>
          <table:table-cell table:formula="of:=(2*[.J14]*[.J13])/([.J14]+[.J13])" office:value-type="float" office:value="0.764428739693757">
            <text:p>0,7644287397</text:p>
          </table:table-cell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13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t Marmin</meta:initial-creator>
    <meta:creation-date>2012-05-31T10:37:12</meta:creation-date>
    <dc:date>2012-05-31T13:13:46</dc:date>
    <dc:creator>Thibaut Marmin</dc:creator>
    <meta:editing-duration>PT19M53S</meta:editing-duration>
    <meta:editing-cycles>1</meta:editing-cycles>
    <meta:document-statistic meta:table-count="3" meta:cell-count="129" meta:object-count="2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Feuille1.A1:Feuille1.J1 Feuille1.A13:Feuille1.J15 Feuille1.D19:Feuille1.D19" chart:data-source-has-labels="both" svg:x="0.77cm" svg:y="0.855cm" svg:width="11.791cm" svg:height="7.545cm">
          <chartooo:coordinate-region svg:x="1.497cm" svg:y="1.054cm" svg:width="10.824cm" svg:height="6.699cm"/>
          <chart:axis chart:dimension="x" chart:name="primary-x" chart:style-name="ch4" chartooo:axis-type="auto">
            <chartooo:date-scale/>
            <chart:categories table:cell-range-address="Feuille1.B1:Feuille1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3:Feuille1.J13" chart:label-cell-address="Feuille1.A13:Feuille1.A13" chart:class="chart:line">
            <chart:data-point chart:repeated="9"/>
          </chart:series>
          <chart:series chart:style-name="ch7" chart:values-cell-range-address="Feuille1.B14:Feuille1.J14" chart:label-cell-address="Feuille1.A14:Feuille1.A14" chart:class="chart:line">
            <chart:data-point chart:repeated="9"/>
          </chart:series>
          <chart:series chart:style-name="ch8" chart:values-cell-range-address="Feuille1.B15:Feuille1.J15" chart:label-cell-address="Feuille1.A15:Feuille1.A15" chart:class="chart:line">
            <chart:data-point chart:repeated="9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Feuille1.B1:Feuille1.J1</svg:desc>
                </draw:g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</table:table-row>
          </table:table-header-rows>
          <table:table-rows>
            <table:table-row>
              <table:table-cell office:value-type="string">
                <text:p>Rappel</text:p>
                <draw:g>
                  <svg:desc>Feuille1.A13:Feuille1.A13</svg:desc>
                </draw:g>
              </table:table-cell>
              <table:table-cell office:value-type="float" office:value="0.916047788182112">
                <text:p>0.916047788182112</text:p>
                <draw:g>
                  <svg:desc>Feuille1.B13:Feuille1.J13</svg:desc>
                </draw:g>
              </table:table-cell>
              <table:table-cell office:value-type="float" office:value="0.898310591293047">
                <text:p>0.898310591293047</text:p>
              </table:table-cell>
              <table:table-cell office:value-type="float" office:value="0.877100494233937">
                <text:p>0.877100494233937</text:p>
              </table:table-cell>
              <table:table-cell office:value-type="float" office:value="0.865696328150844">
                <text:p>0.865696328150844</text:p>
              </table:table-cell>
              <table:table-cell office:value-type="float" office:value="0.845742904841402">
                <text:p>0.845742904841402</text:p>
              </table:table-cell>
              <table:table-cell office:value-type="float" office:value="0.810309973045822">
                <text:p>0.810309973045822</text:p>
              </table:table-cell>
              <table:table-cell office:value-type="float" office:value="0.761433447098976">
                <text:p>0.761433447098976</text:p>
              </table:table-cell>
              <table:table-cell office:value-type="float" office:value="0.715862068965517">
                <text:p>0.715862068965517</text:p>
              </table:table-cell>
              <table:table-cell office:value-type="float" office:value="0.675338189386056">
                <text:p>0.675338189386056</text:p>
              </table:table-cell>
            </table:table-row>
            <table:table-row>
              <table:table-cell office:value-type="string">
                <text:p>Précision</text:p>
                <draw:g>
                  <svg:desc>Feuille1.A14:Feuille1.A14</svg:desc>
                </draw:g>
              </table:table-cell>
              <table:table-cell office:value-type="float" office:value="0.299577613516367">
                <text:p>0.299577613516367</text:p>
                <draw:g>
                  <svg:desc>Feuille1.B14:Feuille1.J14</svg:desc>
                </draw:g>
              </table:table-cell>
              <table:table-cell office:value-type="float" office:value="0.435090479937057">
                <text:p>0.435090479937057</text:p>
              </table:table-cell>
              <table:table-cell office:value-type="float" office:value="0.616489115331172">
                <text:p>0.616489115331172</text:p>
              </table:table-cell>
              <table:table-cell office:value-type="float" office:value="0.666581762608253">
                <text:p>0.666581762608253</text:p>
              </table:table-cell>
              <table:table-cell office:value-type="float" office:value="0.689439303211758">
                <text:p>0.689439303211758</text:p>
              </table:table-cell>
              <table:table-cell office:value-type="float" office:value="0.724615848147032">
                <text:p>0.724615848147032</text:p>
              </table:table-cell>
              <table:table-cell office:value-type="float" office:value="0.770905321354527">
                <text:p>0.770905321354527</text:p>
              </table:table-cell>
              <table:table-cell office:value-type="float" office:value="0.833065810593901">
                <text:p>0.833065810593901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F-mesure</text:p>
                <draw:g>
                  <svg:desc>Feuille1.A15:Feuille1.A15</svg:desc>
                </draw:g>
              </table:table-cell>
              <table:table-cell office:value-type="float" office:value="0.451499960213257">
                <text:p>0.451499960213257</text:p>
                <draw:g>
                  <svg:desc>Feuille1.B15:Feuille1.J15</svg:desc>
                </draw:g>
              </table:table-cell>
              <table:table-cell office:value-type="float" office:value="0.586239796459239">
                <text:p>0.586239796459239</text:p>
              </table:table-cell>
              <table:table-cell office:value-type="float" office:value="0.72405820753434">
                <text:p>0.72405820753434</text:p>
              </table:table-cell>
              <table:table-cell office:value-type="float" office:value="0.753201899553893">
                <text:p>0.753201899553893</text:p>
              </table:table-cell>
              <table:table-cell office:value-type="float" office:value="0.759634128055181">
                <text:p>0.759634128055181</text:p>
              </table:table-cell>
              <table:table-cell office:value-type="float" office:value="0.765070780976618">
                <text:p>0.765070780976618</text:p>
              </table:table-cell>
              <table:table-cell office:value-type="float" office:value="0.76614010989011">
                <text:p>0.76614010989011</text:p>
              </table:table-cell>
              <table:table-cell office:value-type="float" office:value="0.770029673590505">
                <text:p>0.770029673590505</text:p>
              </table:table-cell>
              <table:table-cell office:value-type="float" office:value="0.764428739693757">
                <text:p>0.764428739693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33cm" svg:y="3.454cm" style:legend-expansion="high" chart:style-name="ch2"/>
        <chart:plot-area chart:style-name="ch3" table:cell-range-address="Feuille1.A1:Feuille1.J5" chart:data-source-has-labels="both" svg:x="0.77cm" svg:y="0.855cm" svg:width="11.023cm" svg:height="7.545cm">
          <chartooo:coordinate-region svg:x="1.947cm" svg:y="1.054cm" svg:width="9.606cm" svg:height="6.699cm"/>
          <chart:axis chart:dimension="x" chart:name="primary-x" chart:style-name="ch4" chartooo:axis-type="auto">
            <chartooo:date-scale/>
            <chart:categories table:cell-range-address="Feuille1.B1:Feuille1.J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J2" chart:label-cell-address="Feuille1.A2:Feuille1.A2" chart:class="chart:line">
            <chart:data-point chart:repeated="9"/>
          </chart:series>
          <chart:series chart:style-name="ch7" chart:values-cell-range-address="Feuille1.B3:Feuille1.J3" chart:label-cell-address="Feuille1.A3:Feuille1.A3" chart:class="chart:line">
            <chart:data-point chart:repeated="9"/>
          </chart:series>
          <chart:series chart:style-name="ch8" chart:values-cell-range-address="Feuille1.B4:Feuille1.J4" chart:label-cell-address="Feuille1.A4:Feuille1.A4" chart:class="chart:line">
            <chart:data-point chart:repeated="9"/>
          </chart:series>
          <chart:series chart:style-name="ch9" chart:values-cell-range-address="Feuille1.B5:Feuille1.J5" chart:label-cell-address="Feuille1.A5:Feuille1.A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Feuille1.B1:Feuille1.J1</svg:desc>
                </draw:g>
              </table:table-cell>
              <table:table-cell office:value-type="string">
                <text:p>0.2</text:p>
              </table:table-cell>
              <table:table-cell office:value-type="string">
                <text:p>0.3</text:p>
              </table:table-cell>
              <table:table-cell office:value-type="string">
                <text:p>0.4</text:p>
              </table:table-cell>
              <table:table-cell office:value-type="string">
                <text:p>0.5</text:p>
              </table:table-cell>
              <table:table-cell office:value-type="string">
                <text:p>0.6</text:p>
              </table:table-cell>
              <table:table-cell office:value-type="string">
                <text:p>0.7</text:p>
              </table:table-cell>
              <table:table-cell office:value-type="string">
                <text:p>0.8</text:p>
              </table:table-cell>
              <table:table-cell office:value-type="string">
                <text:p>0.9</text:p>
              </table:table-cell>
            </table:table-row>
          </table:table-header-rows>
          <table:table-rows>
            <table:table-row>
              <table:table-cell office:value-type="string">
                <text:p>True positif</text:p>
                <draw:g>
                  <svg:desc>Feuille1.A2:Feuille1.A2</svg:desc>
                </draw:g>
              </table:table-cell>
              <table:table-cell office:value-type="float" office:value="2837">
                <text:p>2837</text:p>
                <draw:g>
                  <svg:desc>Feuille1.B2:Feuille1.J2</svg:desc>
                </draw:g>
              </table:table-cell>
              <table:table-cell office:value-type="float" office:value="2765">
                <text:p>2765</text:p>
              </table:table-cell>
              <table:table-cell office:value-type="float" office:value="2662">
                <text:p>2662</text:p>
              </table:table-cell>
              <table:table-cell office:value-type="float" office:value="2617">
                <text:p>2617</text:p>
              </table:table-cell>
              <table:table-cell office:value-type="float" office:value="2533">
                <text:p>2533</text:p>
              </table:table-cell>
              <table:table-cell office:value-type="float" office:value="2405">
                <text:p>2405</text:p>
              </table:table-cell>
              <table:table-cell office:value-type="float" office:value="2231">
                <text:p>2231</text:p>
              </table:table-cell>
              <table:table-cell office:value-type="float" office:value="2076">
                <text:p>2076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False negative</text:p>
                <draw:g>
                  <svg:desc>Feuille1.A3:Feuille1.A3</svg:desc>
                </draw:g>
              </table:table-cell>
              <table:table-cell office:value-type="float" office:value="260">
                <text:p>260</text:p>
                <draw:g>
                  <svg:desc>Feuille1.B3:Feuille1.J3</svg:desc>
                </draw:g>
              </table:table-cell>
              <table:table-cell office:value-type="float" office:value="313">
                <text:p>313</text:p>
              </table:table-cell>
              <table:table-cell office:value-type="float" office:value="373">
                <text:p>373</text:p>
              </table:table-cell>
              <table:table-cell office:value-type="float" office:value="406">
                <text:p>406</text:p>
              </table:table-cell>
              <table:table-cell office:value-type="float" office:value="462">
                <text:p>462</text:p>
              </table:table-cell>
              <table:table-cell office:value-type="float" office:value="563">
                <text:p>563</text:p>
              </table:table-cell>
              <table:table-cell office:value-type="float" office:value="699">
                <text:p>699</text:p>
              </table:table-cell>
              <table:table-cell office:value-type="float" office:value="824">
                <text:p>82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False postive</text:p>
                <draw:g>
                  <svg:desc>Feuille1.A4:Feuille1.A4</svg:desc>
                </draw:g>
              </table:table-cell>
              <table:table-cell office:value-type="float" office:value="6633">
                <text:p>6633</text:p>
                <draw:g>
                  <svg:desc>Feuille1.B4:Feuille1.J4</svg:desc>
                </draw:g>
              </table:table-cell>
              <table:table-cell office:value-type="float" office:value="3590">
                <text:p>3590</text:p>
              </table:table-cell>
              <table:table-cell office:value-type="float" office:value="1656">
                <text:p>1656</text:p>
              </table:table-cell>
              <table:table-cell office:value-type="float" office:value="1309">
                <text:p>1309</text:p>
              </table:table-cell>
              <table:table-cell office:value-type="float" office:value="1141">
                <text:p>1141</text:p>
              </table:table-cell>
              <table:table-cell office:value-type="float" office:value="914">
                <text:p>914</text:p>
              </table:table-cell>
              <table:table-cell office:value-type="float" office:value="663">
                <text:p>663</text:p>
              </table:table-cell>
              <table:table-cell office:value-type="float" office:value="416">
                <text:p>41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Total Retourné</text:p>
                <draw:g>
                  <svg:desc>Feuille1.A5:Feuille1.A5</svg:desc>
                </draw:g>
              </table:table-cell>
              <table:table-cell office:value-type="float" office:value="9470">
                <text:p>9470</text:p>
                <draw:g>
                  <svg:desc>Feuille1.B5:Feuille1.J5</svg:desc>
                </draw:g>
              </table:table-cell>
              <table:table-cell office:value-type="float" office:value="6355">
                <text:p>6355</text:p>
              </table:table-cell>
              <table:table-cell office:value-type="float" office:value="4318">
                <text:p>4318</text:p>
              </table:table-cell>
              <table:table-cell office:value-type="float" office:value="3926">
                <text:p>3926</text:p>
              </table:table-cell>
              <table:table-cell office:value-type="float" office:value="3674">
                <text:p>3674</text:p>
              </table:table-cell>
              <table:table-cell office:value-type="float" office:value="3319">
                <text:p>3319</text:p>
              </table:table-cell>
              <table:table-cell office:value-type="float" office:value="2894">
                <text:p>2894</text:p>
              </table:table-cell>
              <table:table-cell office:value-type="float" office:value="2492">
                <text:p>2492</text:p>
              </table:table-cell>
              <table:table-cell office:value-type="float" office:value="2211">
                <text:p>2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